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10" svg:font-family="'LM Mono 10'" style:font-pitch="variable"/>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ohit Devanagari" svg:font-family="'Lohit Devanagari'"/>
    <style:font-face style:name="Lohit Devanagari1" svg:font-family="'Lohit Devanagari'" style:font-family-generic="system" style:font-pitch="variable"/>
    <style:font-face style:name="Noto Sans AnatoHiero" svg:font-family="'Noto Sans AnatoHiero'"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RW Bookman" svg:font-family="'URW Bookman'" style:font-pitch="variable"/>
    <style:font-face style:name="Wingdings" svg:font-family="Wingdings" style:font-charset="x-symbol"/>
  </office:font-face-decls>
  <office:automatic-styles>
    <style:style style:name="P1" style:family="paragraph" style:parent-style-name="Standard">
      <style:paragraph-properties fo:text-align="center" style:justify-single-word="false"/>
      <style:text-properties fo:color="#000000" loext:opacity="100%" style:font-name="Libre Bodoni"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000000" loext:opacity="100%" style:font-name="LM Mono Prop 101"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000000" loext:opacity="100%" style:font-name="LM Mono Prop 101"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fo:color="#000000" loext:opacity="100%" style:font-name="LM Mono Prop 101"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text-properties fo:color="#000000" loext:opacity="100%" officeooo:paragraph-rsid="0065fe80"/>
    </style:style>
    <style:style style:name="P8"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text-properties fo:color="#000000" loext:opacity="100%"/>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M Mono Prop 10"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text-properties fo:color="#000000" loext:opacity="100%"/>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fo:color="#000000" loext:opacity="100%" style:font-name="LM Mono Prop 10"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text-properties fo:color="#000000" loext:opacity="100%"/>
    </style:style>
    <style:style style:name="P19" style:family="paragraph" style:parent-style-name="Standard">
      <style:text-properties fo:color="#000000" loext:opacity="100%" style:font-name="LM Mono Prop 101"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fo:color="#000000" loext:opacity="100%" style:font-name="LM Mono Prop 101" fo:font-size="9pt" fo:font-weight="normal" style:font-size-asian="9pt" style:font-weight-asian="normal" style:font-name-complex="Times New Roman1" style:font-size-complex="9pt" style:font-weight-complex="normal"/>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fo:color="#000000" loext:opacity="100%" style:font-name="LM Mono Prop 10"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text-properties fo:color="#000000" loext:opacity="100%"/>
    </style:style>
    <style:style style:name="P25" style:family="paragraph" style:parent-style-name="Standard">
      <style:paragraph-properties>
        <style:tab-stops>
          <style:tab-stop style:position="0.1252in"/>
          <style:tab-stop style:position="1in"/>
        </style:tab-stops>
      </style:paragraph-properties>
      <style:text-properties fo:color="#000000" loext:opacity="100%" style:font-name="LM Mono Prop 101"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fo:color="#000000" loext:opacity="100%" style:font-name="LM Mono Prop 101"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fo:color="#000000" loext:opacity="100%" style:font-name="LM Mono Prop 101" fo:font-size="8pt" style:font-size-asian="8pt" style:font-name-complex="Times New Roman1" style:font-size-complex="8pt"/>
    </style:style>
    <style:style style:name="P28" style:family="paragraph" style:parent-style-name="Standard">
      <style:paragraph-properties fo:margin-left="1in" fo:margin-right="0.0626in" fo:text-align="start" style:justify-single-word="false" fo:text-indent="-1in" style:auto-text-indent="false"/>
      <style:text-properties fo:color="#000000" loext:opacity="100%"/>
    </style:style>
    <style:style style:name="P29" style:family="paragraph" style:parent-style-name="Standard">
      <style:paragraph-properties>
        <style:tab-stops>
          <style:tab-stop style:position="1in"/>
          <style:tab-stop style:position="7.5in" style:type="right"/>
        </style:tab-stops>
      </style:paragraph-properties>
      <style:text-properties fo:color="#000000" loext:opacity="100%" style:font-name="LM Mono Prop 101" fo:font-size="9pt" fo:font-weight="bold" style:font-size-asian="9pt" style:font-weight-asian="bold" style:font-name-complex="Times New Roman1" style:font-size-complex="9pt" style:font-weight-complex="bold"/>
    </style:style>
    <style:style style:name="P30" style:family="paragraph" style:parent-style-name="Standard">
      <style:paragraph-properties fo:margin-left="1in" fo:margin-right="0.0626in" fo:text-align="justify" style:justify-single-word="false" fo:text-indent="-1in" style:auto-text-indent="false"/>
      <style:text-properties fo:color="#000000" loext:opacity="100%" style:font-name="LM Mono Prop 101" fo:font-size="9pt" style:font-size-asian="9pt" style:font-name-complex="Times New Roman1" style:font-size-complex="9pt"/>
    </style:style>
    <style:style style:name="P31" style:family="paragraph" style:parent-style-name="Standard">
      <style:paragraph-properties>
        <style:tab-stops>
          <style:tab-stop style:position="1in"/>
          <style:tab-stop style:position="7.5in" style:type="right"/>
        </style:tab-stops>
      </style:paragraph-properties>
      <style:text-properties fo:color="#000000" loext:opacity="100%"/>
    </style:style>
    <style:style style:name="P32" style:family="paragraph" style:parent-style-name="Standard">
      <style:paragraph-properties>
        <style:tab-stops>
          <style:tab-stop style:position="0.0626in"/>
          <style:tab-stop style:position="1in"/>
        </style:tab-stops>
      </style:paragraph-properties>
      <style:text-properties fo:color="#000000" loext:opacity="100%"/>
    </style:style>
    <style:style style:name="P33" style:family="paragraph" style:parent-style-name="Standard">
      <style:text-properties fo:color="#000000" loext:opacity="100%" style:font-name="LM Mono Prop 101" fo:font-size="6pt" style:font-size-asian="6pt" style:font-name-complex="Times New Roman1" style:font-size-complex="6pt"/>
    </style:style>
    <style:style style:name="P34"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text-properties fo:color="#000000" loext:opacity="100%"/>
    </style:style>
    <style:style style:name="P35" style:family="paragraph" style:parent-style-name="Standard">
      <style:paragraph-properties>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36" style:family="paragraph" style:parent-style-name="Standard">
      <style:paragraph-properties>
        <style:tab-stops>
          <style:tab-stop style:position="0.1252in"/>
          <style:tab-stop style:position="1in"/>
          <style:tab-stop style:position="7.5in" style:type="right"/>
        </style:tab-stops>
      </style:paragraph-properties>
      <style:text-properties fo:color="#000000" loext:opacity="100%"/>
    </style:style>
    <style:style style:name="T1" style:family="text">
      <style:text-properties officeooo:rsid="00757b16"/>
    </style:style>
    <style:style style:name="T2" style:family="text">
      <style:text-properties fo:color="#000000" loext:opacity="100%" style:font-name="LM Mono Prop 101" fo:font-size="8.5pt" style:font-size-asian="8.5pt" style:font-name-complex="Times New Roman1" style:font-size-complex="8.5pt"/>
    </style:style>
    <style:style style:name="T3" style:family="text">
      <style:text-properties fo:color="#000000" loext:opacity="100%" style:font-name="LM Mono Prop 101" fo:font-size="8.5pt" style:text-underline-style="none" style:font-size-asian="8.5pt" style:font-name-complex="Times New Roman1" style:font-size-complex="8.5pt"/>
    </style:style>
    <style:style style:name="T4" style:family="text">
      <style:text-properties fo:color="#000000" loext:opacity="100%"/>
    </style:style>
    <style:style style:name="T5" style:family="text">
      <style:text-properties style:font-name="Libre Bodoni" fo:font-size="9pt" fo:font-weight="normal" style:font-size-asian="9pt" style:font-weight-asian="normal" style:font-name-complex="Times New Roman1" style:font-size-complex="9pt" style:font-weight-complex="normal"/>
    </style:style>
    <style:style style:name="T6" style:family="text">
      <style:text-properties style:font-name="LM Mono Prop 101" fo:font-size="9pt" style:font-size-asian="9pt" style:font-name-complex="Times New Roman1" style:font-size-complex="9pt"/>
    </style:style>
    <style:style style:name="T7" style:family="text">
      <style:text-properties style:font-name="LM Mono Prop 10" fo:font-size="9pt" style:font-size-asian="9pt" style:font-name-complex="Times New Roman1" style:font-size-complex="9pt"/>
    </style:style>
    <style:style style:name="T8" style:family="text">
      <style:text-properties style:font-name="Libre Bodoni" fo:font-size="11pt" fo:font-weight="bold" style:font-size-asian="11pt" style:font-weight-asian="bold" style:font-name-complex="Times New Roman1" style:font-size-complex="11pt" style:font-weight-complex="bold"/>
    </style:style>
    <style:style style:name="T9" style:family="text">
      <style:text-properties style:font-name="LM Mono Prop 101" fo:font-size="8pt" style:font-size-asian="8pt" style:font-name-complex="Times New Roman1" style:font-size-complex="8pt"/>
    </style:style>
    <style:style style:name="T10" style:family="text">
      <style:text-properties style:font-name="Libre Bodoni" fo:font-size="9pt" fo:font-weight="normal" officeooo:rsid="00400e2a" style:font-size-asian="9pt" style:font-weight-asian="normal" style:font-name-complex="Times New Roman1" style:font-size-complex="9pt" style:font-weight-complex="normal"/>
    </style:style>
    <style:style style:name="T11" style:family="text">
      <style:text-properties officeooo:rsid="00593c9e"/>
    </style:style>
    <style:style style:name="T12" style:family="text">
      <style:text-properties officeooo:rsid="001ea073"/>
    </style:style>
    <style:style style:name="T13" style:family="text">
      <style:text-properties officeooo:rsid="001cf0ad"/>
    </style:style>
    <style:style style:name="T14" style:family="text">
      <style:text-properties officeooo:rsid="006787e7"/>
    </style:style>
    <style:style style:name="T15" style:family="text">
      <style:text-properties officeooo:rsid="005cb281"/>
    </style:style>
    <style:style style:name="T16" style:family="text">
      <style:text-properties officeooo:rsid="005effc5"/>
    </style:style>
    <style:style style:name="T17" style:family="text">
      <style:text-properties officeooo:rsid="006bb3eb"/>
    </style:style>
    <style:style style:name="T18" style:family="text">
      <style:text-properties officeooo:rsid="005d6cf3"/>
    </style:style>
    <style:style style:name="T19" style:family="text">
      <style:text-properties style:font-name="LM Mono Prop 101" fo:font-size="10.5pt" fo:font-weight="bold" style:font-size-asian="10.5pt" style:font-weight-asian="bold" style:font-name-complex="Times New Roman1" style:font-size-complex="10.5pt" style:font-weight-complex="bold"/>
    </style:style>
    <style:style style:name="T20" style:family="text">
      <style:text-properties style:font-name="Libre Bodoni" fo:font-size="9pt" fo:font-weight="normal" officeooo:rsid="0079cc77" style:font-size-asian="9pt" style:font-weight-asian="normal" style:font-name-complex="Times New Roman1" style:font-size-complex="9pt" style:font-weight-complex="normal"/>
    </style:style>
    <style:style style:name="T21" style:family="text">
      <style:text-properties officeooo:rsid="006a5f42"/>
    </style:style>
    <style:style style:name="T22" style:family="text">
      <style:text-properties style:font-name="Libre Bodoni" fo:font-size="9pt" fo:font-weight="normal" officeooo:rsid="0042f61f" style:font-size-asian="9pt" style:font-weight-asian="normal" style:font-name-complex="Times New Roman1" style:font-size-complex="9pt" style:font-weight-complex="normal"/>
    </style:style>
    <style:style style:name="T23" style:family="text">
      <style:text-properties officeooo:rsid="003994f9"/>
    </style:style>
    <style:style style:name="T24" style:family="text">
      <style:text-properties style:font-name="Libre Bodoni"/>
    </style:style>
    <style:style style:name="T25" style:family="text">
      <style:text-properties style:font-name="Libre Bodoni" fo:font-size="8pt" style:font-size-asian="8pt" style:font-size-complex="8pt"/>
    </style:style>
    <style:style style:name="T26" style:family="text">
      <style:text-properties style:font-name="Libre Bodoni" fo:font-size="8pt" officeooo:rsid="0072b17d" style:font-size-asian="8pt" style:font-size-complex="8pt"/>
    </style:style>
    <style:style style:name="T27" style:family="text">
      <style:text-properties officeooo:rsid="003a0b17"/>
    </style:style>
    <style:style style:name="T28" style:family="text">
      <style:text-properties style:font-name="Libre Bodoni" fo:font-weight="normal" style:font-weight-asian="normal" style:font-weight-complex="normal"/>
    </style:style>
    <style:style style:name="T29" style:family="text">
      <style:text-properties style:font-name="Libre Bodoni" fo:font-size="8pt" fo:font-weight="normal" style:font-size-asian="8pt" style:font-weight-asian="normal" style:font-size-complex="8pt" style:font-weight-complex="normal"/>
    </style:style>
    <style:style style:name="T30" style:family="text">
      <style:text-properties style:font-name="Libre Bodoni" fo:font-size="11.5pt" fo:font-weight="normal" style:font-size-asian="11.5pt" style:font-weight-asian="normal" style:font-name-complex="Times New Roman1" style:font-size-complex="11.5pt" style:font-weight-complex="normal"/>
    </style:style>
    <style:style style:name="T31" style:family="text">
      <style:text-properties officeooo:rsid="0023194a"/>
    </style:style>
    <style:style style:name="T32" style:family="text">
      <style:text-properties officeooo:rsid="006bcaca"/>
    </style:style>
    <style:style style:name="T33" style:family="text">
      <style:text-properties officeooo:rsid="00623ba1"/>
    </style:style>
    <style:style style:name="T34" style:family="text">
      <style:text-properties style:font-name="LM Mono Prop 101" fo:font-size="9pt" fo:font-weight="bold" style:font-size-asian="9pt" style:font-weight-asian="bold" style:font-name-complex="Times New Roman1" style:font-size-complex="9pt"/>
    </style:style>
    <style:style style:name="T35" style:family="text">
      <style:text-properties style:font-name="Libre Bodoni" fo:font-size="11pt" fo:font-weight="bold" officeooo:rsid="003f64f3" style:font-size-asian="11pt" style:font-weight-asian="bold" style:font-name-complex="Times New Roman1" style:font-size-complex="11pt" style:font-weight-complex="bold"/>
    </style:style>
    <style:style style:name="T36" style:family="text">
      <style:text-properties officeooo:rsid="0051cd01"/>
    </style:style>
    <style:style style:name="T37" style:family="text">
      <style:text-properties style:font-name="LM Mono Prop 101" fo:font-size="9pt" officeooo:rsid="001cf0ad" style:font-size-asian="9pt" style:font-name-complex="Times New Roman1" style:font-size-complex="9pt"/>
    </style:style>
    <style:style style:name="T38" style:family="text">
      <style:text-properties style:font-name="LM Mono Prop 101" fo:font-size="9pt" officeooo:rsid="0033352e" style:font-size-asian="9pt" style:font-name-complex="Times New Roman1" style:font-size-complex="9pt"/>
    </style:style>
    <style:style style:name="T39" style:family="text">
      <style:text-properties style:font-name="LM Mono Prop 101" fo:font-size="9pt" officeooo:rsid="002b2e10" style:font-size-asian="9pt" style:font-name-complex="Times New Roman1" style:font-size-complex="9pt"/>
    </style:style>
    <style:style style:name="T40" style:family="text">
      <style:text-properties style:font-name="LM Mono Prop 101" fo:font-size="9pt" officeooo:rsid="00212502" style:font-size-asian="9pt" style:font-name-complex="Times New Roman1" style:font-size-complex="9pt"/>
    </style:style>
    <style:style style:name="T41" style:family="text">
      <style:text-properties style:font-name="LM Mono Prop 101" fo:font-size="9pt" officeooo:rsid="0060dedb" style:font-size-asian="9pt" style:font-name-complex="Times New Roman1" style:font-size-complex="9pt"/>
    </style:style>
    <style:style style:name="T42" style:family="text">
      <style:text-properties style:font-name="LM Mono Prop 101" fo:font-size="9pt" officeooo:rsid="00549119" style:font-size-asian="9pt" style:font-name-complex="Times New Roman1" style:font-size-complex="9pt"/>
    </style:style>
    <style:style style:name="T43" style:family="text">
      <style:text-properties style:font-name="LM Mono Prop 101" fo:font-size="9pt" officeooo:rsid="00326171" style:font-size-asian="9pt" style:font-name-complex="Times New Roman1" style:font-size-complex="9pt"/>
    </style:style>
    <style:style style:name="T44" style:family="text">
      <style:text-properties style:font-name="LM Mono Prop 101" fo:font-size="9pt" officeooo:rsid="002f92e5" style:font-size-asian="9pt" style:font-name-complex="Times New Roman1" style:font-size-complex="9pt"/>
    </style:style>
    <style:style style:name="T45" style:family="text">
      <style:text-properties style:font-name="LM Mono Prop 101" fo:font-size="9pt" officeooo:rsid="006da60f" style:font-size-asian="9pt" style:font-name-complex="Times New Roman1" style:font-size-complex="9pt"/>
    </style:style>
    <style:style style:name="T46" style:family="text">
      <style:text-properties style:font-name="LM Mono Prop 101" fo:font-size="9pt" officeooo:rsid="0054752c" style:font-size-asian="9pt" style:font-name-complex="Times New Roman1" style:font-size-complex="9pt"/>
    </style:style>
    <style:style style:name="T47" style:family="text">
      <style:text-properties style:font-name="LM Mono Prop 101" fo:font-size="9pt" officeooo:rsid="0024f030" style:font-size-asian="9pt" style:font-name-complex="Times New Roman1" style:font-size-complex="9pt"/>
    </style:style>
    <style:style style:name="T48" style:family="text">
      <style:text-properties style:font-name="LM Mono Prop 101" fo:font-size="9pt" officeooo:rsid="002d97e2" style:font-size-asian="9pt" style:font-name-complex="Times New Roman1" style:font-size-complex="9pt"/>
    </style:style>
    <style:style style:name="T49" style:family="text">
      <style:text-properties style:font-name="LM Mono Prop 101" fo:font-size="9pt" officeooo:rsid="00337911" style:font-size-asian="9pt" style:font-name-complex="Times New Roman1" style:font-size-complex="9pt"/>
    </style:style>
    <style:style style:name="T50" style:family="text">
      <style:text-properties style:font-name="Libre Bodoni" fo:font-size="11pt" fo:font-weight="bold" officeooo:rsid="00448490" style:font-size-asian="11pt" style:font-weight-asian="bold" style:font-name-complex="Times New Roman1" style:font-size-complex="11pt" style:font-weight-complex="bold"/>
    </style:style>
    <style:style style:name="T51" style:family="text">
      <style:text-properties fo:font-weight="bold" style:font-weight-asian="bold" style:font-weight-complex="bold"/>
    </style:style>
    <style:style style:name="T52" style:family="text">
      <style:text-properties style:font-name="Libre Bodoni" fo:font-size="11pt" fo:font-weight="bold" officeooo:rsid="00560e65" style:font-size-asian="11pt" style:font-weight-asian="bold" style:font-name-complex="Times New Roman1" style:font-size-complex="11pt" style:font-weight-complex="bold"/>
    </style:style>
    <style:style style:name="T53" style:family="text">
      <style:text-properties style:font-name="LM Mono Prop 101" fo:font-size="9pt" fo:font-weight="bold" style:font-size-asian="9pt" style:font-weight-asian="bold" style:font-name-complex="Times New Roman1" style:font-size-complex="9pt" style:font-weight-complex="bold"/>
    </style:style>
    <style:style style:name="T54" style:family="text">
      <style:text-properties style:font-name="LM Mono Prop 101" fo:font-size="9pt" officeooo:rsid="003a0b17" style:font-size-asian="9pt" style:font-name-complex="Times New Roman1" style:font-size-complex="9pt"/>
    </style:style>
    <style:style style:name="T55" style:family="text">
      <style:text-properties style:font-name="LM Mono Prop 101" fo:font-size="9pt" officeooo:rsid="00498e55" style:font-size-asian="9pt" style:font-name-complex="Times New Roman1" style:font-size-complex="9pt"/>
    </style:style>
    <style:style style:name="T56" style:family="text">
      <style:text-properties style:font-name="LM Mono Prop 101"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2208 Carroll Street #102</text:p>
      <text:p text:style-name="P3">Oakland, California 94606</text:p>
      <text:p text:style-name="P3">510-393-4416</text:p>
      <text:p text:style-name="P4"><text:span text:style-name="T2"><text:tab/></text:span><text:a xlink:type="simple" xlink:href="mailto:duane.edmonds@gmail.com" office:target-frame-name="mailto:duane.edmonds@gmail.com" xlink:show="replace" text:style-name="Internet_20_link" text:visited-style-name="Visited_20_Internet_20_Link"><text:span text:style-name="Internet_20_link"><text:span text:style-name="T3">duane.edmonds@gmail.com</text:span></text:span></text:a><text:span text:style-name="T2"><text:tab/></text:span><text:a xlink:type="simple" xlink:href="http://dedmonds.co/" text:style-name="Internet_20_link" text:visited-style-name="Visited_20_Internet_20_Link"><text:span text:style-name="Internet_20_link"><text:span text:style-name="T3">dedmonds.co</text:span></text:span></text:a><text:span text:style-name="T4"><text:tab/></text:span><text:a xlink:type="simple" xlink:href="https://github.com/usefulmove/" text:style-name="Internet_20_link" text:visited-style-name="Visited_20_Internet_20_Link"><text:span text:style-name="Internet_20_link"><text:span text:style-name="T3">github.com/usefulmove</text:span></text:span></text:a></text:p>
      <text:p text:style-name="P5"><text:tab/></text:p>
      <text:p text:style-name="P6"/>
      <text:p text:style-name="P7"><text:span text:style-name="T5">STATEMENT</text:span><text:span text:style-name="T6"><text:tab/></text:span><text:span text:style-name="T7">Passionate leader and development professional with more than 23 years of experience and a passion for building relationships and helping diverse, cross-functional teams deliver innovative solution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6"><text:tab/></text:span><text:span text:style-name="T8">SummerBio</text:span><text:span text:style-name="T6"><text:tab/>Menlo Park, California</text:span></text:p>
      <text:p text:style-name="P10"><text:span text:style-name="T9"><text:tab/>1/2022 – 8/2022<text:tab/></text:span><text:span text:style-name="T5">Vice President </text:span><text:span text:style-name="T10">of</text:span><text:span text:style-name="T5">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1">)</text:span></text:p>
        </text:list-item>
        <text:list-item>
          <text:p text:style-name="P12"><text:span text:style-name="T12">E</text:span>stablish<text:span text:style-name="T12">ed</text:span> engineering <text:span text:style-name="T13">and program </text:span><text:span text:style-name="T14">managment</text:span> standards <text:span text:style-name="T15">and</text:span> processes</text:p>
        </text:list-item>
        <text:list-item>
          <text:p text:style-name="P13">Guided data-driven enhancements in assay efficiency, testing capacities, lab efficiency, system uptime, and reliability in California’s highest-volume, CLIA-certified PCR laboratory (<text:span text:style-name="T16">20M COVID tests, 11-hour average turnaround, $13 average price per test, </text:span><text:span text:style-name="T17">peaked at</text:span><text:span text:style-name="T16"> </text:span>128,000 <text:span text:style-name="T16">tests</text:span> <text:span text:style-name="T16">in</text:span> 24 hours)</text:p>
        </text:list-item>
      </text:list>
      <text:p text:style-name="P14"/>
      <text:p text:style-name="P10"><text:span text:style-name="T9"><text:tab/>8/2021 – 1/2022<text:tab/></text:span><text:span text:style-name="T5">Director </text:span><text:span text:style-name="T10">of</text:span><text:span text:style-name="T5"> Automation Engineering</text:span></text:p>
      <text:list text:continue-numbering="true" text:style-name="WWNum1">
        <text:list-item>
          <text:p text:style-name="P13">Increased overall <text:span text:style-name="T18">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9"><text:tab/>9/2020 – 7/2021<text:tab/></text:span><text:span text:style-name="T8">Johnson &amp; Johnson</text:span><text:span text:style-name="T19"><text:tab/></text:span><text:span text:style-name="T6">Santa Clara, California</text:span></text:p>
      <text:p text:style-name="P10"><text:span text:style-name="T6"><text:tab/><text:tab/></text:span><text:span text:style-name="T5">Program Manager, Robotics </text:span><text:span text:style-name="T20">and</text:span><text:span text:style-name="T5"> Digital Solutions, Advanced Development</text:span></text:p>
      <text:list text:continue-numbering="true" text:style-name="WWNum1">
        <text:list-item>
          <text:p text:style-name="P13">Managed multiple cross-functional teams in the design and development of the <text:span text:style-name="T21">OTTAVA</text:span>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9"><text:tab/>3/2015 – 9/2019<text:tab/></text:span><text:span text:style-name="T8">Ekso Bionics</text:span><text:span text:style-name="T6"><text:tab/>Richmond, California</text:span></text:p>
      <text:p text:style-name="P16"><text:span text:style-name="T6"><text:tab/><text:tab/></text:span><text:span text:style-name="T5">Director </text:span><text:span text:style-name="T10">of</text:span><text:span text:style-name="T5"> R&amp;D and Compliance </text:span><text:span text:style-name="T22">and </text:span><text:span text:style-name="T5">Director </text:span><text:span text:style-name="T10">of</text:span><text:span text:style-name="T5">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1"/><text:bookmark-start text:name="OLE_LINK2"/>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3">US</text:span> Patent US10694948B2 – Methods of exoskeleton communication and control (published 2020-06-30)<text:bookmark-end text:name="OLE_LINK2"/><text:bookmark-end text:name="OLE_LINK1"/></text:p>
        </text:list-item>
      </text:list>
      <text:p text:style-name="P18"><text:span text:style-name="T9"><text:tab/>6/2011 – 3/2015<text:tab/></text:span><text:span text:style-name="T5">Director</text:span><text:span text:style-name="T10"> of</text:span><text:span text:style-name="T5"> Software Engineering</text:span></text:p>
      <text:list text:continue-numbering="true" text:style-name="WWNum1">
        <text:list-item>
          <text:p text:style-name="P13">Led a strong team of Software, Control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9"><text:tab/>7/2009 – 3/2012<text:tab/></text:span><text:span text:style-name="T5">Program Manager</text:span></text:p>
      <text:p text:style-name="P20"><text:tab/><text:tab/><text:span text:style-name="T24">EksoNR</text:span> <text:span text:style-name="T25">(</text:span><text:span text:style-name="T26">c</text:span><text:span text:style-name="T25">lass II medical robotic exoskeleton)</text:spa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7">US</text:span> release; developed and packaged Technical Documentation and supported review by Notified Body</text:p>
        </text:list-item>
      </text:list>
      <text:p text:style-name="P21"/>
      <text:p text:style-name="P22"><text:tab/><text:tab/><text:span text:style-name="T28">Human Unified Load Carrier</text:span><text:span text:style-name="T29"> (HULC)</text:span></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9"><text:tab/>10/2006 – 7/2009<text:tab/></text:span><text:span text:style-name="T8">Agilent Technologies</text:span><text:span text:style-name="T30"> </text:span><text:span text:style-name="T5">(acquired Velocity11 in 2008)</text:span><text:span text:style-name="T6"><text:tab/>Santa Clara, California</text:span></text:p>
      <text:p text:style-name="P10"><text:span text:style-name="T6"><text:tab/><text:tab/></text:span><text:span text:style-name="T5">R&amp;D Hardware and Systems Engineer, Agilent Automation Solutions</text:span></text:p>
      <text:list text:continue-numbering="true" text:style-name="WWNum1">
        <text:list-item>
          <text:p text:style-name="P13">Responsible for <text:span text:style-name="T31">the development of</text:span> a 5-axis direct-drive, microplate-<text:span text:style-name="T23">handl</text:span><text:span text:style-name="T32">er</text:span> <text:span text:style-name="T23">robot arm</text:span> (DDR) from <text:span text:style-name="T31">initial</text:span> <text:span text:style-name="T31">concept </text:span>feasibility exploration <text:span text:style-name="T31">in</text:span>to <text:span text:style-name="T31">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33">Built</text:span> <text:span text:style-name="T33">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9"><text:s/><text:tab/>9/1999 – 10/2006<text:tab/></text:span><text:span text:style-name="T8">Berkeley Process Control</text:span><text:span text:style-name="T6"><text:tab/>Richmond, California</text:span></text:p>
      <text:p text:style-name="P10"><text:span text:style-name="T6"><text:tab/></text:span><text:span text:style-name="T34"><text:tab/></text:span><text:span text:style-name="T5">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3">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9"><text:tab/>11/1997 – 8/1998<text:tab/></text:span><text:span text:style-name="T35">Texas A&amp;M V</text:span><text:span text:style-name="T8">ibration Control and Electromagnetics Laboratory</text:span><text:span text:style-name="T6"><text:tab/>College Station, Texas</text:span></text:p>
      <text:p text:style-name="P25"><text:tab/><text:tab/><text:span text:style-name="T36">Undergraduate </text:span>Research Assistant – Advisor: Dr. Alan B. Palazzolo</text:p>
      <text:p text:style-name="P26"><text:tab/>Fuzzy Logic Expert System Control of Magnetic Bearings on High-Energy Energy Storage Flywheels</text:p>
      <text:p text:style-name="P27"/>
      <text:p text:style-name="P28"><text:span text:style-name="T5">STANDARDS</text:span><text:span text:style-name="T6"><text:tab/>21 CFR 820 (QSR), Medical Device Directive 93/42/EEC, ISO 13485 (QMS), IEC 62304 (Software Development), ISO 14971 (Risk), IEC 60601-1 (Safety/Essential Performance), MEDDEV 2.7/1 (Clinical Eval</text:span><text:span text:style-name="T37">uation</text:span><text:span text:style-name="T6">), HIPAA</text:span></text:p>
      <text:p text:style-name="P19"/>
      <text:p text:style-name="P28"><text:span text:style-name="T5">STRENGTHS</text:span><text:span text:style-name="T6"><text:tab/>Objectives &amp; Key Results (OKRs), </text:span><text:span text:style-name="T38">medical device development (design controls, risk management, requirements management),</text:span><text:span text:style-name="T6"> program </text:span><text:span text:style-name="T37">and project</text:span><text:span text:style-name="T6"> management (Microsoft Project, Smartsheet), agile </text:span><text:span text:style-name="T39">software </text:span><text:span text:style-name="T6">development (Kanban, Scrum, Jira, </text:span><text:span text:style-name="T40">Test </text:span><text:span text:style-name="T38">Driven</text:span><text:span text:style-name="T40"> Development</text:span><text:span text:style-name="T6">), </text:span><text:span text:style-name="T41">mechatronics, </text:span><text:span text:style-name="T6">embedded </text:span><text:span text:style-name="T37">system</text:span><text:span text:style-name="T42">s</text:span><text:span text:style-name="T6"> (C, </text:span><text:span text:style-name="T40">C++</text:span><text:span text:style-name="T6">, Linux), data analysis </text:span><text:span text:style-name="T40">and visualization</text:span><text:span text:style-name="T6"> (SQL, R, </text:span><text:span text:style-name="T43">Python, </text:span><text:span text:style-name="T37">Tidyverse</text:span><text:span text:style-name="T6">), </text:span><text:span text:style-name="T42">domain-specific language (DSL) development</text:span><text:span text:style-name="T6">, </text:span><text:span text:style-name="T39">graphical user interface (GUI) development (JavaScript/</text:span><text:span text:style-name="T44">TypeScript</text:span><text:span text:style-name="T39">, ReactJS, </text:span><text:span text:style-name="T45">Figma,</text:span><text:span text:style-name="T39"> Material UI)</text:span></text:p>
      <text:p text:style-name="P29"/>
      <text:p text:style-name="P28"><text:span text:style-name="T5">INTERESTS</text:span><text:span text:style-name="T6"><text:tab/>Open source </text:span><text:span text:style-name="T46">software </text:span><text:span text:style-name="T38">development</text:span><text:span text:style-name="T6">, data analysis and modeling, </text:span><text:span text:style-name="T47">business analytics,</text:span><text:span text:style-name="T6"> functional programming, </text:span><text:span text:style-name="T48">algorithms, </text:span><text:span text:style-name="T49">language-oriented programming, </text:span><text:span text:style-name="T43">Scheme</text:span><text:span text:style-name="T6">, </text:span><text:span text:style-name="T49">Racket, </text:span><text:span text:style-name="T37">Scala</text:span></text:p>
      <text:p text:style-name="P30"/>
      <text:p text:style-name="P31"><text:span text:style-name="T5">EDUCATION</text:span><text:span text:style-name="T6"><text:tab/></text:span><text:span text:style-name="T8">University of Californi</text:span><text:span text:style-name="T50">a at Berkeley</text:span></text:p>
      <text:p text:style-name="P32"><text:span text:style-name="T9"><text:tab/>8/1998 – 9/1999<text:tab/></text:span><text:span text:style-name="T6">Advanced Control Systems, Department of Mechanical Engineering</text:span></text:p>
      <text:p text:style-name="P25"><text:tab/><text:tab/><text:span text:style-name="T51">3.78</text:span> <text:span text:style-name="T27">GPA,</text:span> Successfully passed Preliminary Examinations for doctoral degree candidacy</text:p>
      <text:p text:style-name="P33"/>
      <text:p text:style-name="P34"><text:span text:style-name="T9"><text:tab/>8/1993 – 7/1998<text:tab/></text:span><text:span text:style-name="T8">Texas A&amp;M Universit</text:span><text:span text:style-name="T52">y at College Station</text:span></text:p>
      <text:p text:style-name="P35"><text:tab/><text:tab/>Bachelor of Science Degree, Department of Mechanical Engineering – Dynamics and Control Systems</text:p>
      <text:p text:style-name="P36"><text:span text:style-name="T6"><text:tab/><text:tab/></text:span><text:span text:style-name="T53">3.96</text:span><text:span text:style-name="T6"> </text:span><text:span text:style-name="T54">GPR</text:span><text:span text:style-name="T6"> (major), </text:span><text:span text:style-name="T53">3.93</text:span><text:span text:style-name="T6"> </text:span><text:span text:style-name="T54">GPR</text:span><text:span text:style-name="T6"> (overall), </text:span><text:span text:style-name="T55">Graduated </text:span><text:span text:style-name="T56">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M Mono 10" svg:font-family="'LM Mono 10'" style:font-pitch="variable"/>
    <style:font-face style:name="LM Mono Prop 10" svg:font-family="'LM Mono Prop 10'" style:font-pitch="variable"/>
    <style:font-face style:name="LM Mono Prop 101" svg:font-family="'LM Mono Prop 10'" style:font-family-generic="roman" style:font-pitch="variable"/>
    <style:font-face style:name="LM Mono Prop 102" svg:font-family="'LM Mono Prop 10'" style:font-adornments="Regular"/>
    <style:font-face style:name="Liberation Sans" svg:font-family="'Liberation Sans'" style:font-family-generic="swiss" style:font-pitch="variable"/>
    <style:font-face style:name="Libre Bodoni" svg:font-family="'Libre Bodoni'" style:font-pitch="variable"/>
    <style:font-face style:name="Lohit Devanagari" svg:font-family="'Lohit Devanagari'"/>
    <style:font-face style:name="Lohit Devanagari1" svg:font-family="'Lohit Devanagari'" style:font-family-generic="system" style:font-pitch="variable"/>
    <style:font-face style:name="Noto Sans AnatoHiero" svg:font-family="'Noto Sans AnatoHiero'"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RW Bookman" svg:font-family="'URW Book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1"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4</meta:editing-cycles>
    <meta:creation-date>2022-04-17T00:33:00</meta:creation-date>
    <dc:date>2025-04-11T10:25:54.288450393</dc:date>
    <meta:generator>LibreOffice/24.8.5.2$Linux_X86_64 LibreOffice_project/480$Build-2</meta:generator>
    <meta:editing-duration>PT6H34M2S</meta:editing-duration>
    <meta:print-date>2025-04-11T10:26:36.857176537</meta:print-date>
    <meta:document-statistic meta:table-count="0" meta:image-count="0" meta:object-count="0" meta:page-count="3" meta:paragraph-count="80" meta:word-count="1272" meta:character-count="9854" meta:non-whitespace-character-count="8641"/>
    <meta:user-defined meta:name="Company">Ekso Bionics</meta:user-defined>
    <meta:template xlink:type="simple" xlink:actuate="onRequest" xlink:title="Normal.dotm" xlink:href=""/>
  </office:meta>
</office:document-meta>
</file>